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-0.0035in" fo:margin-right="0in" fo:text-indent="0in" style:auto-text-indent="false">
        <style:tab-stops/>
      </style:paragraph-properties>
    </style:style>
    <style:style style:name="P2" style:family="paragraph" style:parent-style-name="Standard">
      <style:paragraph-properties fo:margin-left="0in" fo:margin-right="0in" fo:text-indent="0in" style:auto-text-indent="false">
        <style:tab-stops/>
      </style:paragraph-properties>
    </style:style>
    <style:style style:name="P3" style:family="paragraph" style:parent-style-name="Standard" style:master-page-name="MP0">
      <style:paragraph-properties fo:margin-left="-0.0035in" fo:margin-right="0in" fo:text-indent="0in" style:auto-text-indent="false" style:page-number="1" fo:break-before="page">
        <style:tab-stops/>
      </style:paragraph-properties>
    </style:style>
    <style:style style:name="P4" style:family="paragraph" style:parent-style-name="Standard">
      <style:paragraph-properties fo:margin-left="-0.0035in" fo:margin-right="0in" fo:text-indent="0in" style:auto-text-indent="false">
        <style:tab-stops/>
      </style:paragraph-properties>
    </style:style>
    <style:style style:name="P5" style:family="paragraph" style:parent-style-name="Standard">
      <style:paragraph-properties fo:margin-left="0in" fo:margin-right="0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fo:color="#000000" loext:opacity="100%" style:font-name="Times New Roman" fo:font-size="11pt" fo:font-weight="bold" style:font-size-asian="11pt" style:font-weight-asian="bold" style:font-name-complex="Times New Roman" style:font-size-complex="11pt"/>
    </style:style>
    <style:style style:name="P7" style:family="paragraph" style:parent-style-name="Standard">
      <style:paragraph-properties fo:margin-left="-0.0035in" fo:margin-right="0in" fo:text-indent="0in" style:auto-text-indent="false">
        <style:tab-stops/>
      </style:paragraph-properties>
      <style:text-properties fo:color="#000000" loext:opacity="100%" style:font-name="Times New Roman" fo:font-size="11pt" fo:font-weight="bold" style:font-size-asian="11pt" style:font-weight-asian="bold" style:font-name-complex="Times New Roman" style:font-size-complex="11pt"/>
    </style:style>
    <style:style style:name="P8" style:family="paragraph" style:parent-style-name="Standard">
      <style:paragraph-properties fo:margin-left="-0.0035in" fo:margin-right="0in" fo:text-indent="0in" style:auto-text-indent="false">
        <style:tab-stops/>
      </style:paragraph-properties>
      <style:text-properties fo:color="#000000" loext:opacity="100%" style:font-name="Times New Roman" fo:font-size="11pt" style:font-size-asian="11pt" style:font-name-complex="Times New Roman" style:font-size-complex="11pt"/>
    </style:style>
    <style:style style:name="P9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fo:color="#000000" loext:opacity="100%" style:font-name="Times New Roman" fo:font-size="11pt" style:font-size-asian="11pt" style:font-name-complex="Times New Roman" style:font-size-complex="11pt"/>
    </style:style>
    <style:style style:name="T1" style:family="text">
      <style:text-properties style:font-name="Times New Roman" fo:font-size="11pt" fo:font-weight="bold" style:font-size-asian="11pt" style:font-weight-asian="bold" style:font-name-complex="Times New Roman" style:font-size-complex="11pt"/>
    </style:style>
    <style:style style:name="T2" style:family="text"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T3" style:family="text">
      <style:text-properties style:font-name="Times New Roman" fo:font-size="11pt" fo:font-weight="bold" officeooo:rsid="00155865" style:font-size-asian="11pt" style:font-weight-asian="bold" style:font-name-complex="Times New Roman" style:font-size-complex="11pt" style:font-weight-complex="bold"/>
    </style:style>
    <style:style style:name="T4" style:family="text">
      <style:text-properties style:font-name="Times New Roman" fo:font-size="11pt" style:font-size-asian="11pt" style:font-name-complex="Times New Roman" style:font-size-complex="11pt"/>
    </style:style>
    <style:style style:name="T5" style:family="text">
      <style:text-properties style:font-name="Times New Roman" fo:font-size="11pt" style:font-size-asian="11pt" style:font-name-complex="Times New Roman" style:font-size-complex="11pt" style:font-weight-complex="bold"/>
    </style:style>
    <style:style style:name="T6" style:family="text">
      <style:text-properties style:font-name="Times New Roman" fo:font-size="11pt" officeooo:rsid="00155865" style:font-size-asian="11pt" style:font-name-complex="Times New Roman" style:font-size-complex="11pt"/>
    </style:style>
    <style:style style:name="T7" style:family="text">
      <style:text-properties style:font-name="Times New Roman" fo:font-size="11pt" fo:font-style="italic" style:font-size-asian="11pt" style:font-style-asian="italic" style:font-name-complex="Times New Roman" style:font-size-complex="11pt"/>
    </style:style>
    <style:style style:name="T8" style:family="text">
      <style:text-properties style:font-name="Times New Roman" fo:font-size="11pt" fo:font-style="italic" style:font-size-asian="11pt" style:font-style-asian="italic" style:font-name-complex="Times New Roman" style:font-size-complex="11pt" style:font-style-complex="italic"/>
    </style:style>
    <style:style style:name="T9" style:family="text">
      <style:text-properties fo:color="#4472c4" loext:opacity="100%" style:font-name="Times New Roman" fo:font-size="11pt" style:font-size-asian="11pt" style:font-name-complex="Times New Roman" style:font-size-complex="11pt"/>
    </style:style>
    <style:style style:name="T10" style:family="text">
      <style:text-properties fo:color="#4472c4" loext:opacity="100%" style:font-name="Times New Roman" fo:font-size="11pt" style:font-size-asian="11pt" style:font-name-complex="Times New Roman" style:font-size-complex="11pt" style:font-weight-complex="bold"/>
    </style:style>
    <style:style style:name="T11" style:family="text">
      <style:text-properties fo:color="#4472c4" loext:opacity="100%"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T12" style:family="text">
      <style:text-properties fo:color="#0563c1" loext:opacity="100%" style:font-name="Times New Roman" fo:font-size="11pt" style:font-size-asian="11pt" style:font-name-complex="Times New Roman" style:font-size-complex="11pt"/>
    </style:style>
    <style:style style:name="T13" style:family="text">
      <style:text-properties fo:color="#000000" loext:opacity="100%" style:font-name="Times New Roman" fo:font-size="11pt" style:font-size-asian="11pt" style:font-name-complex="Times New Roman" style:font-size-complex="11pt"/>
    </style:style>
    <style:style style:name="T14" style:family="text">
      <style:text-properties fo:color="#000000" loext:opacity="100%" style:font-name="Times New Roman" fo:font-size="11pt" officeooo:rsid="00155865" style:font-size-asian="11pt" style:font-name-complex="Times New Roman" style:font-size-complex="11pt"/>
    </style:style>
    <style:style style:name="T15" style:family="text">
      <style:text-properties fo:color="#000000" loext:opacity="100%" style:font-name="Times New Roman" fo:font-size="11pt" style:font-size-asian="11pt" style:font-name-complex="Times New Roman" style:font-size-complex="11pt" style:font-weight-complex="bold"/>
    </style:style>
    <style:style style:name="T16" style:family="text">
      <style:text-properties fo:color="#000000" loext:opacity="100%" style:font-name="Times New Roman" fo:font-size="11pt" fo:font-weight="bold" style:font-size-asian="11pt" style:font-weight-asian="bold" style:font-name-complex="Times New Roman" style:font-size-complex="11pt"/>
    </style:style>
    <style:style style:name="T17" style:family="text">
      <style:text-properties fo:color="#000000" loext:opacity="100%"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T18" style:family="text">
      <style:text-properties fo:color="#000000" loext:opacity="100%" style:font-name="Times New Roman" fo:font-size="11pt" fo:font-weight="bold" officeooo:rsid="00155865" style:font-size-asian="11pt" style:font-weight-asian="bold" style:font-name-complex="Times New Roman" style:font-size-complex="11pt" style:font-weight-complex="bold"/>
    </style:style>
    <style:style style:name="T19" style:family="text">
      <style:text-properties fo:color="#000000" loext:opacity="100%" style:font-name="Times New Roman" fo:font-size="11pt" fo:font-style="italic" style:font-size-asian="11pt" style:font-style-asian="italic" style:font-name-complex="Times New Roman" style:font-size-complex="11pt"/>
    </style:style>
    <style:style style:name="T20" style:family="text">
      <style:text-properties fo:color="#000000" loext:opacity="100%" style:font-name="Times New Roman" fo:font-size="11pt" fo:font-style="italic" style:font-size-asian="11pt" style:font-style-asian="italic" style:font-name-complex="Times New Roman" style:font-size-complex="11pt" style:font-style-complex="italic"/>
    </style:style>
    <style:style style:name="T21" style:family="text">
      <style:text-properties fo:color="#1155cc" loext:opacity="100%" style:font-name="Times New Roman" fo:font-size="11pt" style:font-size-asian="11pt" style:font-name-complex="Times New Roman" style:font-size-complex="11pt"/>
    </style:style>
    <style:style style:name="T22" style:family="text">
      <style:text-properties officeooo:rsid="00138b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Default_20_Paragraph_20_Font"><text:span text:style-name="T18">Lavtien</text:span></text:span><text:span text:style-name="Default_20_Paragraph_20_Font"><text:span text:style-name="T13">, </text:span></text:span><text:span text:style-name="Default_20_Paragraph_20_Font"><text:span text:style-name="T14">Remote or Relocation</text:span></text:span><text:span text:style-name="Default_20_Paragraph_20_Font"><text:span text:style-name="T13">. Proficient = [</text:span></text:span><text:span text:style-name="Default_20_Paragraph_20_Font"><text:span text:style-name="T17">Golang</text:span></text:span><text:span text:style-name="Default_20_Paragraph_20_Font"><text:span text:style-name="T13">, </text:span></text:span><text:span text:style-name="Default_20_Paragraph_20_Font"><text:span text:style-name="T17">Java</text:span></text:span><text:span text:style-name="Default_20_Paragraph_20_Font"><text:span text:style-name="T13">, </text:span></text:span><text:span text:style-name="Default_20_Paragraph_20_Font"><text:span text:style-name="T17">JavaScript</text:span></text:span><text:span text:style-name="Default_20_Paragraph_20_Font"><text:span text:style-name="T13">, </text:span></text:span><text:span text:style-name="Default_20_Paragraph_20_Font"><text:span text:style-name="T17">Postgres</text:span></text:span><text:span text:style-name="Default_20_Paragraph_20_Font"><text:span text:style-name="T13">, </text:span></text:span><text:span text:style-name="Default_20_Paragraph_20_Font"><text:span text:style-name="T17">Mongo</text:span></text:span><text:span text:style-name="Default_20_Paragraph_20_Font"><text:span text:style-name="T13">, </text:span></text:span><text:span text:style-name="Default_20_Paragraph_20_Font"><text:span text:style-name="T17">Docker, REST, GRPC</text:span></text:span><text:span text:style-name="Default_20_Paragraph_20_Font"><text:span text:style-name="T13">].<text:line-break/>[REDACTED]@gmail.com | t.me/[REDACTED] | +[REDACTED] | linkedin.com/in/lavantien | github.com/lavantien.</text:span></text:span></text:p>
      <text:p text:style-name="P6"/>
      <text:p text:style-name="P1"><text:span text:style-name="Default_20_Paragraph_20_Font"><text:span text:style-name="T16">CAREER </text:span></text:span><text:span text:style-name="Default_20_Paragraph_20_Font"><text:span text:style-name="T13">(60% backend, 30% frontend, 10% ops)</text:span></text:span><text:span text:style-name="Default_20_Paragraph_20_Font"><text:span text:style-name="T16">.</text:span></text:span></text:p>
      <text:p text:style-name="P1"><text:span text:style-name="Default_20_Paragraph_20_Font"><text:span text:style-name="T17">Remote Open-Source Developer - Cariyaputta</text:span></text:span><text:span text:style-name="Default_20_Paragraph_20_Font"><text:span text:style-name="T13">, 11/2022 – Present</text:span></text:span><text:span text:style-name="Default_20_Paragraph_20_Font"><text:span text:style-name="T19">.</text:span></text:span></text:p>
      <text:p text:style-name="P2"><text:span text:style-name="Default_20_Paragraph_20_Font"><text:span text:style-name="T13">* Various Projects &amp; Dotfiles.</text:span></text:span></text:p>
      <text:p text:style-name="P8">- Design &amp; develop blazingly fast custom REST APIs, dev pipelines, &amp; game servers in Go, Java, &amp; Rust.</text:p>
      <text:p text:style-name="P8">- Create custom MVPs, prototype web apps, &amp; clones in React, NextJS, TailwindCSS, Mongo, Prisma, &amp; Firebase.</text:p>
      <text:p text:style-name="P8">- Write setup, benchmark, &amp; profile scripts for Linux &amp; optimize Neovim dev environment, &amp; Dotfiles in Lua &amp; Bash.</text:p>
      <text:p text:style-name="P8">- Research &amp; create practical applications of functional programming, concurrency, &amp; parallelism in Go &amp; JavaScript.</text:p>
      <text:p text:style-name="P8">- Research &amp; implement edge computing platforms, distributed systems, &amp; genetic algorithms in C++ &amp; Go.</text:p>
      <text:p text:style-name="P8">- Design &amp; implement libraries for cryptography &amp; embedded systems in C. <text:span text:style-name="T22">Compile wiki &amp; documentations.</text:span></text:p>
      <text:p text:style-name="P1"><text:span text:style-name="Default_20_Paragraph_20_Font"><text:span text:style-name="T17">Remote Backend Engineer -</text:span></text:span><text:span text:style-name="Default_20_Paragraph_20_Font"><text:span text:style-name="T13"> </text:span></text:span><text:span text:style-name="Default_20_Paragraph_20_Font"><text:span text:style-name="T17">NTQ Solution</text:span></text:span><text:span text:style-name="Default_20_Paragraph_20_Font"><text:span text:style-name="T13">, 01/2022 – 10/2022</text:span></text:span><text:span text:style-name="Default_20_Paragraph_20_Font"><text:span text:style-name="T19">.</text:span></text:span></text:p>
      <text:p text:style-name="P1"><text:span text:style-name="Default_20_Paragraph_20_Font"><text:span text:style-name="T13">* Project Dropezy &amp; Sayang.</text:span></text:span></text:p>
      <text:p text:style-name="P8">- Thoroughly profiling &amp; optimizing services/infrastructures for production release; successfully shipping the products.</text:p>
      <text:p text:style-name="P8">- Create new &amp; optimize existing MongoDB queries &amp; aggregates; Write a lot of unit tests for 90% code coverage.</text:p>
      <text:p text:style-name="P8">- Improve Go code base with more streamlined structure, apply generics &amp; fuzzy tests. Fix Flutter cloud emulator.</text:p>
      <text:p text:style-name="P8">- Design &amp; implement big data importer in Go &amp; JavaScript, migrate data from CSVs to Firebase &amp; MongoDB.</text:p>
      <text:p text:style-name="P8">- Design &amp; write Customer &amp; Fraud Detection GRPC services in Go; optimize performance of Back Office services.</text:p>
      <text:p text:style-name="P8">- Design &amp; write Order &amp; Task GRPC services in Go; integrate REST APIs with shipping vendors in Go.</text:p>
      <text:p text:style-name="P8">- Mentor junior colleagues, define standard documentations, work with cross-functional teams in Figma &amp; GCP.</text:p>
      <text:p text:style-name="P1"><text:span text:style-name="Default_20_Paragraph_20_Font"><text:span text:style-name="T17">Remote Backend Engineer -</text:span></text:span><text:span text:style-name="Default_20_Paragraph_20_Font"><text:span text:style-name="T13"> </text:span></text:span><text:span text:style-name="Default_20_Paragraph_20_Font"><text:span text:style-name="T17">Monster Pixel</text:span></text:span><text:span text:style-name="Default_20_Paragraph_20_Font"><text:span text:style-name="T15">, </text:span></text:span><text:span text:style-name="Default_20_Paragraph_20_Font"><text:span text:style-name="T13">08/2021 – 12/2021</text:span></text:span><text:span text:style-name="Default_20_Paragraph_20_Font"><text:span text:style-name="T19">.</text:span></text:span></text:p>
      <text:p text:style-name="P1"><text:span text:style-name="Default_20_Paragraph_20_Font"><text:span text:style-name="T13">* Project Ackio Mesh.</text:span></text:span></text:p>
      <text:p text:style-name="P8">- Design, research, document, write &amp; setup infrastructure for an MVP edge computing embedded system.</text:p>
      <text:p text:style-name="P8">- Using Go, Python, AWS &amp; Cloud Native Computing Foundation’s technologies such as EdgeX &amp; Docker Compose.</text:p>
      <text:p text:style-name="P1"><text:span text:style-name="Default_20_Paragraph_20_Font"><text:span text:style-name="T17">Backend Engineer -</text:span></text:span><text:span text:style-name="Default_20_Paragraph_20_Font"><text:span text:style-name="T13"> </text:span></text:span><text:span text:style-name="Default_20_Paragraph_20_Font"><text:span text:style-name="T17">FPT Software Ho Chi Minh</text:span></text:span><text:span text:style-name="Default_20_Paragraph_20_Font"><text:span text:style-name="T13">, 07/2020 – 12/2020</text:span></text:span><text:span text:style-name="Default_20_Paragraph_20_Font"><text:span text:style-name="T19">.</text:span></text:span></text:p>
      <text:p text:style-name="P1"><text:span text:style-name="Default_20_Paragraph_20_Font"><text:span text:style-name="T13">* Project ETCC E-470 &amp; Halliburton Baroid.</text:span></text:span></text:p>
      <text:p text:style-name="P8">- Pair-programming a Go FTP server, with RabbitMQ, Kafka &amp; MinIO to pre-processing data for AI ML.</text:p>
      <text:p text:style-name="P8">- Implement &amp; optimize Trip Building &amp; Toll Calculation micro-services in Java 8, Spring Boot, &amp; Kafka.</text:p>
      <text:p text:style-name="P8">- Implement BackOffice UI &amp; logic with CUBA, PostgreSQL, &amp; Kafka.</text:p>
      <text:p text:style-name="P8">- Write extensive unit tests matching ISO standards; Fix GCP Kubernetes deployment scripts.</text:p>
      <text:p text:style-name="P8">- Design overall system architecture &amp; write Detailed Design Documents &amp; BPMNs.</text:p>
      <text:p text:style-name="P8">- Implement the flow with Appian low-code platform, write custom features in Java 8, Spring Boot, &amp; React.</text:p>
      <text:p text:style-name="P1"><text:span text:style-name="Default_20_Paragraph_20_Font"><text:span text:style-name="T17">Fullstack Engineer -</text:span></text:span><text:span text:style-name="Default_20_Paragraph_20_Font"><text:span text:style-name="T13"> </text:span></text:span><text:span text:style-name="Default_20_Paragraph_20_Font"><text:span text:style-name="T17">PALTECH Company Limited</text:span></text:span><text:span text:style-name="Default_20_Paragraph_20_Font"><text:span text:style-name="T15">, </text:span></text:span><text:span text:style-name="Default_20_Paragraph_20_Font"><text:span text:style-name="T13">10/2018 – 02/2019 (internship), 02/2019 – 03/2020</text:span></text:span><text:span text:style-name="Default_20_Paragraph_20_Font"><text:span text:style-name="T19">.</text:span></text:span></text:p>
      <text:p text:style-name="P1"><text:span text:style-name="Default_20_Paragraph_20_Font"><text:span text:style-name="T13">* Project FairExchange.</text:span></text:span></text:p>
      <text:p text:style-name="P8">- Migrate from legacy JavaEE &amp; Spring MVC to Java 8 &amp; Spring Boot, from AngularJS to Angular with TypeScript.</text:p>
      <text:p text:style-name="P8">- Design &amp; implement end-to-end APIs <text:span text:style-name="T22">from database design to frontend</text:span> in Java 8 &amp; Spring Boot, <text:span text:style-name="T22">or Go</text:span>.</text:p>
      <text:p text:style-name="P8">- Design &amp; write high performance Blackjack &amp; Bullseye Roulette HTML web games.</text:p>
      <text:p text:style-name="P8">- Write Back Office responsive mobile-first frontend in Angular; design &amp; implement its API &amp; db in Spring Boot.</text:p>
      <text:p text:style-name="P8">- Write internal tools in .NET Core. <text:span text:style-name="T22">Mentor junior members. </text:span>Monitor production in ELK stack &amp; AWS.</text:p>
      <text:p text:style-name="P1"><text:span text:style-name="Default_20_Paragraph_20_Font"><text:span text:style-name="T17">Tech Lead -</text:span></text:span><text:span text:style-name="Default_20_Paragraph_20_Font"><text:span text:style-name="T13"> </text:span></text:span><text:span text:style-name="Default_20_Paragraph_20_Font"><text:span text:style-name="T17">Team 6789</text:span></text:span><text:span text:style-name="Default_20_Paragraph_20_Font"><text:span text:style-name="T13"> (3 members), 08/2017 – 10/2018.</text:span></text:span></text:p>
      <text:p text:style-name="P8">* Project SumoBot, LineBot, &amp; MazeBot.</text:p>
      <text:p text:style-name="P8">- Design &amp; create robots’ structures &amp; firmwares in C; optimize algorithms for accuracy &amp; power saving; AWS IoT.</text:p>
      <text:p text:style-name="P1"><text:span text:style-name="Default_20_Paragraph_20_Font"><text:span text:style-name="T17">Remote Game Developer -</text:span></text:span><text:span text:style-name="Default_20_Paragraph_20_Font"><text:span text:style-name="T13"> </text:span></text:span><text:span text:style-name="Default_20_Paragraph_20_Font"><text:span text:style-name="T17">Epic War</text:span></text:span><text:span text:style-name="Default_20_Paragraph_20_Font"><text:span text:style-name="T13">, 08/2007 – 08/2015</text:span></text:span><text:span text:style-name="Default_20_Paragraph_20_Font"><text:span text:style-name="T19">.</text:span></text:span></text:p>
      <text:p text:style-name="P8">- Design &amp; write custom WarCraft 3 maps &amp; mods for paid clients in Jass, vJass (OOP Jass), &amp; Lua.</text:p>
      <text:p text:style-name="P8">- Design &amp; model 3D graphical assets &amp; particle effects in Blender; deliver quality product to paid clients every month.</text:p>
      <text:p text:style-name="P8"/>
      <text:p text:style-name="P1"><text:span text:style-name="Default_20_Paragraph_20_Font"><text:span text:style-name="T16">EDUCATION </text:span></text:span><text:span text:style-name="Default_20_Paragraph_20_Font"><text:span text:style-name="T13">(90% self-taught, 10% university).</text:span></text:span></text:p>
      <text:p text:style-name="P2"><text:span text:style-name="Default_20_Paragraph_20_Font"><text:span text:style-name="T17">Modern Software Engineering - Continuous Learning</text:span></text:span><text:span text:style-name="Default_20_Paragraph_20_Font"><text:span text:style-name="T13">, 2015 – Present</text:span></text:span><text:span text:style-name="Default_20_Paragraph_20_Font"><text:span text:style-name="T20">.</text:span></text:span></text:p>
      <text:p text:style-name="P1"><text:span text:style-name="Default_20_Paragraph_20_Font"><text:span text:style-name="T17">Computer Engineering -</text:span></text:span><text:span text:style-name="Default_20_Paragraph_20_Font"><text:span text:style-name="T13"> </text:span></text:span><text:span text:style-name="Default_20_Paragraph_20_Font"><text:span text:style-name="T17">University of Information Technology</text:span></text:span><text:span text:style-name="Default_20_Paragraph_20_Font"><text:span text:style-name="T13">, GPA 7.19, drop final thesis, 2015 – 2019</text:span></text:span><text:span text:style-name="Default_20_Paragraph_20_Font"><text:span text:style-name="T19">.</text:span></text:span></text:p>
      <text:p text:style-name="P1"><text:span text:style-name="Default_20_Paragraph_20_Font"><text:span text:style-name="T17">Video Games Modding -</text:span></text:span><text:span text:style-name="Default_20_Paragraph_20_Font"><text:span text:style-name="T13"> </text:span></text:span><text:span text:style-name="Default_20_Paragraph_20_Font"><text:span text:style-name="T17">The Hive Workshop</text:span></text:span><text:span text:style-name="Default_20_Paragraph_20_Font"><text:span text:style-name="T13">, 2007 – 2015.</text:span></text:span></text:p>
      <text:p text:style-name="P8"/>
      <text:p text:style-name="P7">ACTIVITY.</text:p>
      <text:p text:style-name="P1"><text:span text:style-name="Default_20_Paragraph_20_Font"><text:span text:style-name="T17">1st Place (undefeated) -</text:span></text:span><text:span text:style-name="Default_20_Paragraph_20_Font"><text:span text:style-name="T13"> </text:span></text:span><text:span text:style-name="Default_20_Paragraph_20_Font"><text:span text:style-name="T17">Team 6789</text:span></text:span><text:span text:style-name="Default_20_Paragraph_20_Font"><text:span text:style-name="T13"> (team of 3), </text:span></text:span><text:span text:style-name="Default_20_Paragraph_20_Font"><text:span text:style-name="T15">UIT Sumo Robot 2017</text:span></text:span><text:span text:style-name="Default_20_Paragraph_20_Font"><text:span text:style-name="T13">, Robotic Contest.</text:span></text:span></text:p>
      <text:p text:style-name="P2"><text:span text:style-name="Default_20_Paragraph_20_Font"><text:span text:style-name="T16">Regional ACM-ICPC </text:span></text:span><text:span text:style-name="Default_20_Paragraph_20_Font"><text:span text:style-name="T15">participant (team of 3) &amp; </text:span></text:span><text:span text:style-name="Default_20_Paragraph_20_Font"><text:span text:style-name="T17">National Highschool Olympiad </text:span></text:span><text:span text:style-name="Default_20_Paragraph_20_Font"><text:span text:style-name="T13">participant (solo)</text:span></text:span><text:span text:style-name="Default_20_Paragraph_20_Font"><text:span text:style-name="T15">.</text:span></text:span></text:p>
      <text:p text:style-name="P9"/>
      <text:p text:style-name="P7">HOBBIES.</text:p>
      <text:p text:style-name="P1"><text:span text:style-name="Default_20_Paragraph_20_Font"><text:span text:style-name="T15">Programming; Chess, Rubiks, Video Games, &amp; Languages; Play video games competitively; Making YouTube videos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false" style:font-name-asian="Linux Libertine G" style:font-size-asian="12pt" style:language-asian="zh" style:country-asian="CN" style:font-style-asian="normal" style:font-weight-asian="normal" style:font-name-complex="Linux Libertine G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false" fo:background-color="transparent" style:font-name-asian="Linux Libertine G" style:font-size-asian="12pt" style:language-asian="zh" style:country-asian="CN" style:font-style-asian="normal" style:font-weight-asian="normal" style:font-name-complex="Linux Libertine G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071in" fo:margin-right="0.0457in" fo:margin-top="0in" fo:margin-bottom="0.0091in" style:contextual-spacing="fals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left="0.0071in" fo:margin-right="0in" fo:keep-together="always" fo:hyphenation-ladder-count="no-limit" fo:text-indent="-0.0071in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25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7pt" style:font-name-asian="Arial" style:font-family-asian="Arial" style:font-family-generic-asian="swiss" style:font-pitch-asian="variable" style:font-size-asian="17pt" style:font-name-complex="Arial" style:font-family-complex="Arial" style:font-family-generic-complex="swiss" style:font-pitch-complex="variable" style:font-size-complex="17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222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5pt" style:font-name-asian="Arial" style:font-family-asian="Arial" style:font-family-generic-asian="swiss" style:font-pitch-asian="variable" style:font-size-asian="15pt" style:font-name-complex="Arial" style:font-family-complex="Arial" style:font-family-generic-complex="swiss" style:font-pitch-complex="variable" style:font-size-complex="15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222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222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222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Standard" style:class="chapter">
      <style:paragraph-properties fo:margin-top="0.2083in" fo:margin-bottom="0.139in" style:contextual-spacing="false" fo:hyphenation-ladder-count="no-limit"/>
      <style:text-properties fo:font-size="24pt" style:font-size-asian="24pt" style:font-size-complex="24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Standard" style:class="chapter">
      <style:paragraph-properties fo:margin-top="0.139in" fo:margin-bottom="0.139in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563c1" loext:opacity="100%" style:text-underline-style="none"/>
    </style:style>
    <style:style style:name="Internet_20_link" style:display-name="Internet link" style:family="text">
      <style:text-properties fo:color="#000080" loext:opacity="100%" style:text-underline-style="none"/>
    </style:style>
    <style:style style:name="ListLabel_20_2" style:display-name="ListLabel 2" style:family="text"/>
    <style:style style:name="ListLabel_20_3" style:display-name="ListLabel 3" style:family="text">
      <style:text-properties fo:color="#1155cc" loext:opacity="100%" style:text-underline-style="none"/>
    </style:style>
    <style:style style:name="Hyperlink" style:family="text" style:parent-style-name="Default_20_Paragraph_20_Font">
      <style:text-properties fo:color="#0563c1" loext:opacity="100%" style:text-underline-style="none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>
      <style:text-properties fo:color="#800000" loext:opacity="100%" style:text-underline-style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4598in" fo:margin-bottom="0.4598in" fo:margin-left="0.4598in" fo:margin-right="0.4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meta:initial-creator>lavantien</meta:initial-creator>
    <meta:creation-date>2023-06-08T02:15:00Z</meta:creation-date>
    <dc:date>2023-08-22T11:49:00.130510061</dc:date>
    <meta:print-date>2023-07-13T14:53:00Z</meta:print-date>
    <meta:editing-cycles>222</meta:editing-cycles>
    <meta:editing-duration>PT16H32M2S</meta:editing-duration>
    <meta:document-statistic meta:table-count="0" meta:image-count="0" meta:object-count="0" meta:page-count="1" meta:paragraph-count="53" meta:word-count="693" meta:character-count="4436" meta:non-whitespace-character-count="3785"/>
    <meta:template xlink:type="simple" xlink:actuate="onRequest" xlink:title="" xlink:href="Normal.dotm"/>
  </office:meta>
</office:document-meta>
</file>